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9fcb" officeooo:paragraph-rsid="001b1c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c6e1" officeooo:paragraph-rsid="0016c6e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c6e1" officeooo:paragraph-rsid="00192b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c50c" officeooo:paragraph-rsid="001cf2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cf29d" officeooo:paragraph-rsid="001cf29d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04f75" officeooo:paragraph-rsid="00204f7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0c50c" officeooo:paragraph-rsid="0022fec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22fece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0c50c" officeooo:paragraph-rsid="0020c50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319ff" officeooo:paragraph-rsid="002319f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paragraph-rsid="002319ff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fo:font-weight="bold" officeooo:rsid="002319ff" style:font-weight-asian="bold" style:font-weight-complex="bold"/>
    </style:style>
    <style:style style:name="T9" style:family="text">
      <style:text-properties officeooo:rsid="00149fcb"/>
    </style:style>
    <style:style style:name="T10" style:family="text">
      <style:text-properties officeooo:rsid="0015c50c"/>
    </style:style>
    <style:style style:name="T11" style:family="text">
      <style:text-properties officeooo:rsid="0016c6e1"/>
    </style:style>
    <style:style style:name="T12" style:family="text">
      <style:text-properties officeooo:rsid="001734bb"/>
    </style:style>
    <style:style style:name="T13" style:family="text">
      <style:text-properties officeooo:rsid="001dd0af"/>
    </style:style>
    <style:style style:name="T14" style:family="text">
      <style:text-properties officeooo:rsid="001f79ea"/>
    </style:style>
    <style:style style:name="T15" style:family="text">
      <style:text-properties fo:font-weight="normal" officeooo:rsid="0020c50c" style:font-weight-asian="normal" style:font-weight-complex="normal"/>
    </style:style>
    <style:style style:name="T16" style:family="text">
      <style:text-properties fo:font-weight="normal" officeooo:rsid="0021bdc3" style:font-weight-asian="normal" style:font-weight-complex="normal"/>
    </style:style>
    <style:style style:name="T17" style:family="text">
      <style:text-properties fo:font-weight="normal" officeooo:rsid="0022fece" style:font-weight-asian="normal" style:font-weight-complex="normal"/>
    </style:style>
    <style:style style:name="T18" style:family="text">
      <style:text-properties fo:font-weight="normal" officeooo:rsid="002319ff" style:font-weight-asian="normal" style:font-weight-complex="normal"/>
    </style:style>
    <style:style style:name="T19" style:family="text">
      <style:text-properties officeooo:rsid="0021bdc3"/>
    </style:style>
    <style:style style:name="T20" style:family="text">
      <style:text-properties officeooo:rsid="0022fece"/>
    </style:style>
    <style:style style:name="T21" style:family="text">
      <style:text-properties officeooo:rsid="002319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14"><text:tab/>####git locally-stored remote origin in separate directory (git files)</text:p>
      <text:p text:style-name="P15"><text:tab/>#mkdir <text:span text:style-name="T10">pathToLocalOriginDirectory</text:span> &amp;&amp; cd <text:s/><text:span text:style-name="T10">pathToLocalOriginDirectory</text:span></text:p>
      <text:p text:style-name="P14"><text:tab/>#git init</text:p>
      <text:p text:style-name="P14"><text:tab/>#cd repositoryPath</text:p>
      <text:p text:style-name="P16"><text:tab/>#git remote add origin pathToLocalOriginDirectory<text:line-break/><text:span text:style-name="T12"><text:tab/>#git checkout -b main #create new branch "main"</text:span></text:p>
      <text:p text:style-name="P17"><text:tab/>####provide changes to new repository for first commit</text:p>
      <text:p text:style-name="P18"><text:tab/>#git status</text:p>
      <text:p text:style-name="P17"><text:tab/>#git add .</text:p>
      <text:p text:style-name="P17"><text:tab/>#git commit -m "first commit"<text:line-break/><text:tab/>#git push --set-upstream origin main #only first push must point to remote, and repo branch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<text:span text:style-name="T11">/delete</text:span> bra<text:span text:style-name="T13">n</text:span>ch ( f. e. there are more than one programmer ) to repo:</text:p>
      <text:p text:style-name="P3"><text:tab/>#git branch branchName</text:p>
      <text:p text:style-name="P14"><text:tab/>#git branch -d branchDeleted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soft-page-break/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p>
      <text:p text:style-name="P7">19) pull remote changes as information only:<text:line-break/><text:tab/>#git fetch --all</text:p>
      <text:p text:style-name="P9">20) make patches to official code:</text:p>
      <text:p text:style-name="P9"><text:span text:style-name="T5"><text:tab/>#git clone https://www.github.com/uset/repo.git</text:span><text:line-break/><text:tab/>#git branch #list all branches in repository</text:p>
      <text:p text:style-name="P10"><text:tab/><text:tab/>*main</text:p>
      <text:p text:style-name="P8"><text:tab/>#git checkout -b SPECIALIZED_DEVELOPMENT #create new branch</text:p>
      <text:p text:style-name="P8"><text:tab/>#git checkout <text:s/>SPECIALIZED_DEVELOPMENT</text:p>
      <text:p text:style-name="P10"><text:tab/>#git branch</text:p>
      <text:p text:style-name="P10"><text:tab/><text:tab/>*<text:span text:style-name="T4">SPECIALIZED_DEVELOPMENT</text:span></text:p>
      <text:p text:style-name="P10"><text:tab/><text:tab/> <text:s/>main</text:p>
      <text:p text:style-name="P10"><text:tab/>####apply changes to code</text:p>
      <text:p text:style-name="P10"><text:tab/>#git status</text:p>
      <text:p text:style-name="P10"><text:tab/>#git add .</text:p>
      <text:p text:style-name="P10"><text:tab/>#git commit -m "approved changes"</text:p>
      <text:p text:style-name="P10"><text:tab/>#git format-patch main #point comparison branch<text:span text:style-name="T9"> with all commit's patches, or:</text:span></text:p>
      <text:p text:style-name="P13"><text:tab/>#git format-patch main -o patches #all patches will be put into directory "patches", or:</text:p>
      <text:p text:style-name="P12"><text:tab/>#git log #list all commits with fingerprints</text:p>
      <text:p text:style-name="P11"><text:tab/>#git format patch -1 selected_single_fingerprint_from_git_log main<text:span text:style-name="T14"> destDirectory</text:span></text:p>
      <text:p text:style-name="P10"><text:tab/>#git checkout main</text:p>
      <text:p text:style-name="P10">21) apply patches from <text:span text:style-name="T7">SPECIALIZED_DEVELOPMENT</text:span> branch to <text:span text:style-name="T6">main</text:span> branch</text:p>
      <text:p text:style-name="P11"><text:tab/>#git checkout main</text:p>
      <text:p text:style-name="P13"><text:tab/>#for p in `ls -1 patchesPath/*.patch`; do git am $p; done <text:s/>#apply all changes to main code</text:p>
      <text:p text:style-name="P10"><text:tab/>#<text:span text:style-name="T9">git am 00010-approved-changes.patch</text:span></text:p>
      <text:p text:style-name="P11"><text:tab/>#git log</text:p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  <text:p text:style-name="P5"/>
      <text:p text:style-name="P20"><text:span text:style-name="T15">1) download private repository with assymetric key pairs </text:span><text:span text:style-name="T16">in Command Line Interface</text:span><text:span text:style-name="T15">:<text:line-break/><text:tab/>#sudo apt-get install putty-tools<text:line-break/>2) Putty-based generated key pairs (public+private) are saved by default in Putty format. Often it is necessary to be </text:span><text:span text:style-name="T17">converted</text:span><text:span text:style-name="T15"> to OpenSSH format<text:line-break/><text:tab/># cp user_p*key ~/.ssh/<text:line-break/><text:tab/>#puttyge</text:span><text:span text:style-name="T17">n</text:span><text:span text:style-name="T15"> ~/.ssh/user_private_putty_key.ppk -O private-openssh -o <text:tab/><text:tab/><text:tab/><text:tab/><text:tab/>~/.ssh/user_private_openssh_key</text:span></text:p>
      <text:p text:style-name="P19"><text:tab/>#puttyge<text:span text:style-name="T20">n</text:span> ~/.ssh/user_public_putty_key -O public-openssh -o <text:tab/><text:tab/><text:tab/><text:tab/><text:tab/><text:tab/>~/.ssh/user_public_openssh_key<text:line-break/>3) write corresponding git config file:<text:line-break/><text:tab/>#vi ~/.ssh/config<text:line-break/><text:tab/><text:tab/>host github.com</text:p>
      <text:p text:style-name="P21"><text:soft-page-break/><text:tab/><text:tab/>HostName<text:tab/>github.com<text:line-break/><text:tab/><text:tab/>Identityfile ~/.ssh/user_private_openssh_key<text:line-break/><text:tab/><text:tab/>User <text:span text:style-name="T19">PiotrLenarczyk</text:span></text:p>
      <text:p text:style-name="P21"/>
      <text:p text:style-name="P23"><text:span text:style-name="T18">1) download single directory from remote repository:<text:line-break/> path to directory: https://github.com/PiotrLenarczyk/CPlusPlus_examples/</text:span><text:span text:style-name="T8">tree/master</text:span><text:span text:style-name="T18">/152_program_wdg</text:span></text:p>
      <text:p text:style-name="P22">command (replace „tree/XXX” -&gt; „trunk”):</text:p>
      <text:p text:style-name="P23"><text:span text:style-name="T18"><text:tab/>#svn export https://github.com/PiotrLenarczyk/CPlusPlus_examples/</text:span><text:span text:style-name="T8">trunk</text:span><text:span text:style-name="T18">/152_program_wdg</text:span></text:p>
      <text:p text:style-name="P23"><text:span text:style-name="T18"/></text:p>
      <text:p text:style-name="P23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15T08:40:22.490569923</meta:creation-date>
    <dc:date>2023-09-21T08:58:07.667976891</dc:date>
    <meta:editing-duration>PT55M23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3" meta:paragraph-count="84" meta:word-count="579" meta:character-count="4251" meta:non-whitespace-character-count="3660"/>
  </office:meta>
</office:document-meta>
</file>